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Who did it: With the limited amount of time we have been given, our DHS group, has concluded that the suspect <text:s/>taken into custody for the alteration of FBI files, Jack Devlin, is indeed the true criminal at hand. The alterations of FireGirl and Dogworm's files were done under Agent Devlin's account. He claimed that he was hacked yet he was suspiciously the only account hacked.</text:p>
      <text:p text:style-name="Standard"/>
      <text:p text:style-name="Standard"/>
      <text:p text:style-name="Standard"/>
      <text:p text:style-name="Standard"/>
      <text:p text:style-name="Standard"/>
      <text:p text:style-name="Standard"/>
      <text:p text:style-name="Standard">Why did they do it: Jack Devlin, having already been affiliated with Janet Graham, altered her file to protect her from being raided. Agent Devlin and Graham, also known as FireGirl, had past relations as disclosed in the interview and attended the same college. By protecting Graham he also protected Robert Michaels, also known as Dogworm, who is connected to the NSA, which Agent Devlin works for. Jack also in the interview stated that he was unlike other members, in being able to access all other team member's information. He also said he felt excluded and untrusted, so the act of hacking into the Fife Security System could have been done in desperation to prove his expertise to his colleagues.</text:p>
      <text:p text:style-name="Standard"/>
      <text:p text:style-name="Standard"/>
      <text:p text:style-name="Standard"/>
      <text:p text:style-name="Standard"/>
      <text:p text:style-name="Standard">What Response: <text:s/>The United States should first go back through and carefully sift through all of Agent Devlin's files, records, and correspondences to make sure no further plans or alterations were in process. Subsequently, Jack should be kept in custody, taken to jail, and removed from his position. To ensure that no future conflicts, such as the incident today arises, the United States should complete more in depth background checks before hiring workers and oversee more thoroughly what files FBI members are accessing or alte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4T13:04:11</meta:creation-date>
    <dc:date>2012-07-24T13:34:16</dc:date>
    <dc:creator>Cyber Discovery</dc:creator>
    <meta:editing-duration>PT00H30M10S</meta:editing-duration>
    <meta:editing-cycles>5</meta:editing-cycles>
    <meta:generator>OpenOffice.org/3.2$Linux OpenOffice.org_project/320m12$Build-9483</meta:generator>
    <meta:document-statistic meta:table-count="0" meta:image-count="0" meta:object-count="0" meta:page-count="1" meta:paragraph-count="3" meta:word-count="271" meta:character-count="1623"/>
  </office:meta>
</office:document-meta>
</file>